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ResolverAotTests.beanDefinitionWithClassArrayConstructorArgAndStringArray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ClassArraySample.ConstructorClassArraySample( Executor somethingEl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eanDefinitionWithMultiArgConstructorAndMatching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g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onstructorSample.MultiConstructorSample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detectBeanInstanceExecutableWithBeanClassNameAndFactory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BeanWithConstructors.SampleBeanWith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eanDefinitionWithMultiArgConstructorAndMatch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orResolverAotTests.resolve( DefaultListableBeanFactory beanFactory , 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solverAotTests.beanDefinitionWithClassArrayConstructorArgAndString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BeanWithConstructors.SampleBeanWithConstructors( Number numb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PrimitiveFallback.ConstructorPrimitiveFallback( boolean useDefault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ConstructorListSample.MultiConstructorListSamp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detectBeanInstanceExecutableWithFactoryBeanSetInBeanClassThatDoesNotMatch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tructorResolverAotTests.beanDefinitionWithConstructorArgsForMultiple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tructorResolverAotTests.beanDefinitionWithMultiArgConstructorAndPrimitiv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ArrayFactoryMethodSampleWithAnotherFactoryMethod.of( String [ ] classArray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onstructorArraySample.MultiConstructorArraySample( Integer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eanDefinitionWithFactoryMethodNameAndAssignable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structorResolverAotTests.beanDefinitionWithFactoryMethodNameAndOverridde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ResolverAotTests.detectBeanInstanceExecutableWithFactoryBeanSetInBeanClassAndNo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orResolverAotTests.beanDefinitionWithMultiArgConstructorAndNonMatchingValueAs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ArrayFactoryMethodSample.of( Class &lt; ? &gt; [ ] classArray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ampleFactory.resolv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lverAotTests.beanDefinitionWithClassArrayConstructorArgAndAnotherMatch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ResolverAotTests.detectBeanInstanceExecutableWithBeanClassAndFactory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ClassArraySample.ConstructorClassArraySample( Class &lt; ? &gt; ... classArray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lverAotTests.beanDefinitionWithMultiArgConstructorAndMatchingValueAs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ResolverAotTests.beanDefinitionWithMultiArgConstructorAndMatching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ConstructorArraySample.MultiConstructorArraySample( String ...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eanDefinitionWithFactoryMethodNameAndMatchingMetho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ConstructorClassArraySample.MultiConstructorClassArraySample( Class &lt; ? &gt; ... classArray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yAnnotation(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lverAotTests.beanDefinitionWithMultiArgConstructorAndNonMatch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orResolverAotTests.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lverAotTests.beanDefinitionWithMultiArgConstructorAndMatchingValueAsInner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ResolverAotTests.detectBeanInstanceExecutableWithBeanClassAndFactoryMethodNameIgnore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PrimitiveFallback.ConstructorPrimitiveFallback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eanDefinitionWithClassArrayFactoryMethodArgAndAnotherMatch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ConstructorSample.MultiConstructorSamp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ArrayFactoryMethodSampleWithAnotherFactoryMethod.of( Class &lt; ? &gt; [ ] classArray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lverAotTests.detectBeanInstanceExecutableWithFactoryBeanSetIn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ConstructorClassArraySample.MultiConstructorClassArraySample( String ... stringArray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yAnnotation( Class &lt; ? extends Annotation &gt; annotationType , SearchStrategy search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lverAotTests.beanDefinitionWithFactoryWithOverloadedClassMethods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ConstructorListSample.MultiConstructorListSample( List &lt; Integer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edSampleFactory.resolv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eanWithConstructors.SampleBeanWithConstructo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tructorResolverAotTests.beanDefinitionWithClassArrayFactoryMethodArgAndStringArray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ummySampleFactory.of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